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głoby się wydawać, że w nierównym starciu z potęgą Hasbro przeciętny człowiek ma niewielkie szanse. Również i w tym wypadku zdawało się, że nie będzie żadnych wyjątków od tej reguły. Korporacja żąda - więc trzeba to żądanie spełnić, by nie zostać wbitym w ziemię przez prawny walec. Tym razem jednak, o dziwo, wiadomość od Hasbro nakazująca zaprzestania prac nad projektem powiązanym z My Little Pony okazała się nie końcem, a początkiem wspaniałej przygody - której rezultaty od 22 lutego można podziwiać na platformie Steam. “Them’s Fightin’ Herds”, najlepsza bijatyka z kopytnymi, przybyła w końcu na dyski naszych komputerów. Na razie we wczesnym dostępie, ale zawsze coś.</text:p>
      <text:p text:style-name="P1"/>
      <text:p text:style-name="P1">“My Little Pony - Fighting is Magic” to dość znany w środowisku bronies projekt. W tej fanowskiej grze (wciąż po cichu rozwijanej, mimo sprzeciwu Hasbro, przez grupę ludzi niepowiązanych z ludźmi odpowiedzialnymi za pierwszą wersję) znane i lubiane postacie z serialu dostawały wyjątkową możliwość okładania się po pyszczkach. Sama gra oparta była o silnik Fighter Maker 2D. Ostatecznie jednak projekt został dostrzeżony przez samo Hasbro - i wyglądało na to, że niezbyt mu się spodobała wizja gry, w której kucyki były łączone z brutalnością. Firma zażądała zakończenia projektu, Mane6 - jego twórcy - nie zaryzykowali starcia z korporacją i na tym ta opowieść mogłaby się skończyć.</text:p>
      <text:p text:style-name="P1"/>
      <text:p text:style-name="P1">Szybko jednak okazało się, że do Mane6 swoją zębatą paszczę wyszczerzyło szczęście wielkie jak pół Słońca. Z zespołem skontaktowała się sama Lauren Faust, jedna z najsłynniejszych osób odpowiedzialnych za stworzenie “My Little Pony - Przyjaźń to Magia”, oferując im swoje wsparcie. Projekty postaci, fabuła, świat - pozostawiła swój ślad na wszystkich tych rzeczach. Na tym jednak prywatne Boże Narodzenie zespołu się nie skończyło, bo w ślad za Faust ruszyło dalsze wsparcie. Lab Zero Games, twórcy bijatyki “Skullgirls”, zaoferowali im silnik swojej gry. Zebrali też dużo pieniędzy w trakcie zbiórki internetowej. Otrzymali pomoc od serwisu Humble Bundle z wydaniem. Z takim zapleczem ciężko byłoby nie stworzyć dobrego produktu.</text:p>
      <text:p text:style-name="P1"/>
      <text:p text:style-name="P1">“Them’s Fighin’ Herds” opowiada historię Foenumu, idyllicznego świata w którym różne inteligentne gatunki zwierząt roślinożernych żyją w pokoju i harmonii. Przyczyną tego sielskiego stanu rzeczy jest to, że przed wiekami wszystkie zwierzęta mięsożerne zostały wygnane - drapieżniki zamknięto w innym wymiarze, umożliwiając ich byłym ofiarom spokojny rozwój. Problemy jednak zaczynają się, gdy wychodzi na jaw, że mięsożercy są bliscy ucieczki - i nie mają najlepszego nastroju. Do ich powstrzymania i zadbania o to, by pozostały w obcym wymiarze zostaje wybranych szóstka kopytnych. Krowa Arizona została wylosowana ze swojego stada, po czym udowodniła swoją wartość pokonując własnego ojca. Velvet, renifer o ego większym od Wieży Eiffle’a, wywalczyła sobie to prawo, ze stylem i wdziękiem pokonując konkurentów; Paprika, alpaka przepełniona entuzjazmem i miłością do świata, została “wybrana na ochotnika” przez swoje plemię, które chciało się jej pozbyć za wszelką cenę. Nieśmiała owca Pom, która jako jedyna w trakcie narady jej rodzimego państewka wyraziła swoje zdanie, została (ku swojej rozpaczy) z automatu uznana za najlepszą kandydatkę. Oleander, mroczna jednorożec, która uparcie twierdzi, że czarna magia i wspierający ją demon mogą zostać użyte dla dobrych celów, wybrała samą siebie gdy jej pobratymcy uznali, że preferują neutralność. Wreszcie longma (taki pół-koń, pół-smok) Tianhuo, wierna gwardzistka, została wybrana przez władczynię cesarstwa Houshan. Czuć powiązanie z duchowym przodkiem gry - bądź co bądź, sama Faust określała Velvet jako “złą wersję Rarity”, a Arizona od razu kojarzy się z Applejack.</text:p>
      <text:p text:style-name="P1"/>
      <text:p text:style-name="P1"><text:soft-page-break/>Obijać cudze pyszczki i dawać się obijać można w jednym z kilku trybów - historii (na razie niedostępnym, twórcy wspominali o dążeniu do jego wypuszczenia w ciągu miesiąca od pojawienia się gry we wczesnym dostępie), arcade - w którym mamy do czynienia z szeregiem walk z wrogami sterowanymi przez sztuczną inteligencję, treningowym, wyzwań - gdzie musimy w odpowiednim czasie i przy użyciu określonych ruchów niszczyć cele oraz w trybie multiplayer. Na szczególną uwagę zasługuje tu tryb “pixel lobby”, w którym gracze trafiają na niewielką planszę, którą mogą zwiedzać, umawiać się na walki, trenować oraz oglądać cudze starcia, a w razie chęci - wkroczyć do kopalni soli, gdzie czają się drapieżniki, ale gdzie można też zdobyć ubranka dla naszej postaci możliwe do noszenia w lobby (nie wpływają na wygląd w trakcie walk).</text:p>
      <text:p text:style-name="P1"/>
      <text:p text:style-name="P1">Zasady są proste do zrozumienia. Podstawowych rodzajów ataków mamy cztery - lekki, średni, ciężki oraz magiczny. W tym ostatnim wypadku każda postać ma inne możliwości, na przykład Arizona może rzucać lassem, a Oleander czyta noszoną przez siebie księgę czarnej magii, zwiększając swoją moc. Do tego mamy jeszcze rzut, blok oraz skok. Wszystko to razem wzięte, daje szeroki wachlarz możliwych ciosów i kombosów. Każdą postacią gra się inaczej - osobiście upodobałem sobie Velvet (choć to raczej zasługa jej charakteru i tekstów), która korzysta z szerokiej gamy ataków dystansowych, może odpychać lub przyciągać przeciwnika znajdującego się w powietrzu, a do tego jej ataki często powodują odrzucenie przeciwnika lub odsunięcie się od niego, pozwalając zachować dystans. Z kolei taka Arizona jest postacią stworzoną do walki na bliski dystans, a Pom korzysta z pomocy przywoływanych przez siebie psów pasterskich. </text:p>
      <text:p text:style-name="P1"/>
      <text:p text:style-name="P1">Grafika oraz udźwiękowienie są absolutnie bajeczne. Na grę patrzy się z czystą przyjemnością lub wręcz zachwytem. Jest kolorowo, estetycznie, bajkowo - czego więcej można chcieć? Ze względu na wczesny dostęp czasem pojawiają się problemy z animacjami - szczególnie dotyczy to koordynacji ust z wypowiadanymi słowami - ale nie przeszkadza to w rozgrywce. Do tego muzyka pasuje do postaci, a dynamiczny system przełącza utwory w zależności od tego kto wygrywa. Jeszcze lepsze są głosy postaci - czemu trudno się dziwić, skoro, na przykład, w Arizonę wcielała się Tara Strong. Ponownie, szczególnie ujęła mnie Velvet, której “Eh, not worth the effort” jest idealnym zakończeniem dla brutalniejszych starć.</text:p>
      <text:p text:style-name="P1"/>
      <text:p text:style-name="P1">Za niedługo gra ma wyjść w końcu z wczesnego dostępu, a już na chwilę obecną jest warta uwagi. Za zakupem przemawia też niska cena - nieco ponad 50 złotych, ze zniżką dla posiadaczy gry Skullgirls. Osobiście kupiłem ją zaraz po premierze i mimo mojej niechęci do bijatyk nie żałowałem ani przez chwilę, i z niecierpliwością czekam na pełną wersję.</text:p>
      <text:p text:style-name="P1"/>
      <text:p text:style-name="P1"><text:a xlink:type="simple" xlink:href="http://i0.wp.com/shoryuken.com/wp-content/uploads/2015/09/ThemsFightingHerdsLogo1280BG-750.png?fit=750%2C375&amp;resize=750%2C400" text:style-name="Internet_20_link" text:visited-style-name="Visited_20_Internet_20_Link"><text:span text:style-name="T1">http://i0.wp.com/shoryuken.com/wp-content/uploads/2015/09/ThemsFightingHerdsLogo1280BG-750.png?fit=750%2C375&amp;resize=750%2C400</text:span></text:a> - top</text:p>
      <text:p text:style-name="P1"/>
      <text:p text:style-name="P1"><text:a xlink:type="simple" xlink:href="https://derpibooru.org/1684223?q=them%27s+fightin%27+herds" text:style-name="Internet_20_link" text:visited-style-name="Visited_20_Internet_20_Link"><text:span text:style-name="T1">https://derpibooru.org/1684223?q=them%27s+fightin%27+herds</text:span></text:a></text:p>
      <text:p text:style-name="P1"/>
      <text:p text:style-name="P1"><text:a xlink:type="simple" xlink:href="https://derpibooru.org/1678522?q=them%27s+fightin%27+herds" text:style-name="Internet_20_link" text:visited-style-name="Visited_20_Internet_20_Link"><text:span text:style-name="T1">https://derpibooru.org/1678522?q=them%27s+fightin%27+herds</text:span></text:a></text:p>
      <text:p text:style-name="P1"/>
      <text:p text:style-name="P1"><text:a xlink:type="simple" xlink:href="https://i.imgur.com/GpnPVzN.jpg" text:style-name="Internet_20_link" text:visited-style-name="Visited_20_Internet_20_Link"><text:span text:style-name="T1">https://i.imgur.com/GpnPVzN.jpg</text:span>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document-statistic meta:table-count="0" meta:image-count="0" meta:object-count="0" meta:page-count="2" meta:paragraph-count="12" meta:word-count="987" meta:character-count="6786" meta:non-whitespace-character-count="5809"/>
  </office:meta>
</office:document-meta>
</file>